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38.453cm" fo:margin-left="-0.023cm" table:align="left"/>
    </style:style>
    <style:style style:name="Таблица1.A" style:family="table-column">
      <style:table-column-properties style:column-width="38.453cm"/>
    </style:style>
    <style:style style:name="Таблица1.1" style:family="table-row">
      <style:table-row-properties style:min-row-height="0.529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fo:wrap-option="no-wrap"/>
    </style:style>
    <style:style style:name="P1" style:family="paragraph" style:parent-style-name="Normal">
      <style:text-properties fo:color="#1f497d" style:font-name="Calibri" style:font-name-complex="Times New Roman"/>
    </style:style>
    <style:style style:name="P2" style:family="paragraph" style:parent-style-name="Normal">
      <style:text-properties fo:color="#000000" style:font-name="Times New Roman" style:font-name-complex="Times New Roman"/>
    </style:style>
    <style:style style:name="P3" style:family="paragraph" style:parent-style-name="Normal">
      <style:paragraph-properties fo:background-color="#f5f5f5" style:vertical-align="top">
        <style:background-image/>
      </style:paragraph-properties>
    </style:style>
    <style:style style:name="P4" style:family="paragraph" style:parent-style-name="Normal" style:master-page-name="MP0">
      <style:paragraph-properties style:page-number="auto" fo:break-before="page"/>
      <style:text-properties fo:color="#1f497d" style:font-name="Calibri" style:font-name-complex="Times New Roman"/>
    </style:style>
    <style:style style:name="T1" style:family="text">
      <style:text-properties fo:color="#000000" style:font-name="Times New Roman" style:font-name-complex="Times New Roman"/>
    </style:style>
    <style:style style:name="T2" style:family="text">
      <style:text-properties fo:color="#000000" style:font-name="Times New Roman" fo:language="ka" fo:country="GE" style:font-name-asian="Times New Roman" style:font-name-complex="Times New Roman"/>
    </style:style>
    <style:style style:name="T3" style:family="text">
      <style:text-properties fo:color="#000000" style:font-name="Times New Roman" fo:language="ka" fo:country="GE" style:font-name-complex="Times New Roman"/>
    </style:style>
    <style:style style:name="T4" style:family="text">
      <style:text-properties fo:color="#000000" style:font-name="Times New Roman" fo:language="ru" fo:country="RU" style:font-name-complex="Times New Roman"/>
    </style:style>
    <style:style style:name="T5" style:family="text">
      <style:text-properties fo:color="#000000" style:font-name="Times New Roman" fo:language="ru" fo:country="RU" style:font-name-asian="Times New Roman" style:font-name-complex="Times New Roman"/>
    </style:style>
    <style:style style:name="T6" style:family="text">
      <style:text-properties fo:color="#000000" style:font-name="Times New Roman" style:font-name-asian="Times New Roman" style:font-name-complex="Times New Roman"/>
    </style:style>
    <style:style style:name="T7" style:family="text">
      <style:text-properties fo:color="#000000" style:font-name="Times New Roman" fo:font-size="11pt" fo:language="ka" fo:country="GE" style:font-size-asian="11pt" style:font-name-complex="Times New Roman" style:font-size-complex="11pt"/>
    </style:style>
    <style:style style:name="T8" style:family="text">
      <style:text-properties fo:color="#000000" style:font-name="Sylfaen" fo:language="ka" fo:country="GE" style:font-name-asian="Times New Roman" style:font-name-complex="Sylfaen"/>
    </style:style>
    <style:style style:name="T9" style:family="text">
      <style:text-properties fo:color="#000000" style:font-name="Sylfaen" fo:language="ka" fo:country="GE" style:font-name-complex="Sylfaen"/>
    </style:style>
    <style:style style:name="T10" style:family="text">
      <style:text-properties fo:color="#000000" style:font-name="Sylfaen" fo:language="ru" fo:country="RU" style:font-name-asian="Times New Roman" style:font-name-complex="Sylfaen"/>
    </style:style>
    <style:style style:name="T11" style:family="text">
      <style:text-properties fo:color="#000000" style:font-name="Sylfaen" style:font-name-complex="Sylfaen"/>
    </style:style>
    <style:style style:name="T12" style:family="text">
      <style:text-properties fo:color="#000000" style:font-name="Sylfaen" style:font-name-asian="Times New Roman" style:font-name-complex="Sylfaen"/>
    </style:style>
    <style:style style:name="T13" style:family="text">
      <style:text-properties fo:color="#333333" style:font-name="Sylfaen" fo:language="ka" fo:country="GE" style:font-name-complex="Sylfaen"/>
    </style:style>
    <style:style style:name="T14" style:family="text">
      <style:text-properties fo:color="#333333" style:font-name="Sylfaen" fo:font-size="12pt" fo:language="ka" fo:country="GE" style:font-name-asian="Times New Roman" style:font-size-asian="12pt" style:font-name-complex="Sylfaen" style:font-size-complex="12pt"/>
    </style:style>
    <style:style style:name="T15" style:family="text">
      <style:text-properties fo:color="#333333" style:font-name="Sylfaen" fo:font-size="12pt" fo:language="ru" fo:country="RU" style:font-name-asian="Times New Roman" style:font-size-asian="12pt" style:font-name-complex="Sylfaen" style:font-size-complex="12pt"/>
    </style:style>
    <style:style style:name="T16" style:family="text">
      <style:text-properties fo:color="#333333" style:font-name="Sylfaen" fo:font-size="12pt" style:font-name-asian="Times New Roman" style:font-size-asian="12pt" style:font-name-complex="Sylfaen" style:font-size-complex="12pt"/>
    </style:style>
    <style:style style:name="T17" style:family="text">
      <style:text-properties fo:color="#333333" style:font-name="Sylfaen" style:font-name-complex="Sylfaen"/>
    </style:style>
    <style:style style:name="T18" style:family="text">
      <style:text-properties fo:color="#333333" style:font-name="Arial" fo:language="ka" fo:country="GE" style:font-name-complex="Arial"/>
    </style:style>
    <style:style style:name="T19" style:family="text">
      <style:text-properties fo:color="#333333" style:font-name="Arial" fo:font-size="12pt" fo:language="ka" fo:country="GE" style:font-name-asian="Times New Roman" style:font-size-asian="12pt" style:font-name-complex="Arial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სტანდარტულად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ფაილის</text:span></text:span><text:span text:style-name="Default_20_Paragraph_20_Font"><text:span text:style-name="T2"> </text:span></text:span><text:span text:style-name="Default_20_Paragraph_20_Font"><text:span text:style-name="T8">გახს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გამოსახულების</text:span></text:span><text:span text:style-name="Default_20_Paragraph_20_Font"><text:span text:style-name="T2"> </text:span></text:span><text:span text:style-name="Default_20_Paragraph_20_Font"><text:span text:style-name="T8">ერთი</text:span></text:span><text:span text:style-name="Default_20_Paragraph_20_Font"><text:span text:style-name="T2"> </text:span></text:span><text:span text:style-name="Default_20_Paragraph_20_Font"><text:span text:style-name="T8">ფაილის</text:span></text:span><text:span text:style-name="Default_20_Paragraph_20_Font"><text:span text:style-name="T2"> </text:span></text:span><text:span text:style-name="Default_20_Paragraph_20_Font"><text:span text:style-name="T8">გახსნა</text:span></text:span><text:span text:style-name="Default_20_Paragraph_20_Font"><text:span text:style-name="T6">’</text:span></text:span><text:span text:style-name="Default_20_Paragraph_20_Font"><text:span text:style-name="T1">+#13+'(</text:span></text:span><text:span text:style-name="hps"><text:span text:style-name="T9">ან</text:span></text:span><text:span text:style-name="short_5f_text"><text:span text:style-name="T3"> </text:span></text:span><text:span text:style-name="hps"><text:span text:style-name="T9">დაამატოთ</text:span></text:span><text:span text:style-name="hps"><text:span text:style-name="T3"> </text:span></text:span><text:span text:style-name="hps"><text:span text:style-name="T9">უკვე</text:span></text:span><text:span text:style-name="hps"><text:span text:style-name="T3"> </text:span></text:span><text:span text:style-name="Default_20_Paragraph_20_Font"><text:span text:style-name="T8">გახსნ</text:span></text:span><text:span text:style-name="hps"><text:span text:style-name="T9">ი</text:span></text:span><text:span text:style-name="Default_20_Paragraph_20_Font"><text:span text:style-name="T8">ლებ</text:span></text:span><text:span text:style-name="hps"><text:span text:style-name="T9">ი</text:span></text:span><text:span text:style-name="Default_20_Paragraph_20_Font"><text:span text:style-name="T8">ს</text:span></text:span><text:span text:style-name="hps"><text:span text:style-name="T3"> </text:span></text:span><text:span text:style-name="hps"><text:span text:style-name="T9">სიაში</text:span></text:span><text:span text:style-name="Default_20_Paragraph_20_Font"><text:span text:style-name="T1">)</text:span></text:span><text:span text:style-name="Default_20_Paragraph_20_Font"><text:span text:style-name="T4">';</text:span></text:span></text:p>
            <text:p text:style-name="Normal"><text:span text:style-name="Default_20_Paragraph_20_Font"><text:span text:style-name="T4">'</text:span></text:span><text:span text:style-name="Default_20_Paragraph_20_Font"><text:span text:style-name="T8">გამოსახულების</text:span></text:span><text:span text:style-name="Default_20_Paragraph_20_Font"><text:span text:style-name="T2"> </text:span></text:span><text:span text:style-name="Default_20_Paragraph_20_Font"><text:span text:style-name="T8">ერთი</text:span></text:span><text:span text:style-name="Default_20_Paragraph_20_Font"><text:span text:style-name="T2"> </text:span></text:span><text:span text:style-name="Default_20_Paragraph_20_Font"><text:span text:style-name="T8">ფაილის</text:span></text:span><text:span text:style-name="Default_20_Paragraph_20_Font"><text:span text:style-name="T2"> </text:span></text:span><text:span text:style-name="Default_20_Paragraph_20_Font"><text:span text:style-name="T8">გახსნა</text:span></text:span><text:span text:style-name="Default_20_Paragraph_20_Font"><text:span text:style-name="T6">’</text:span></text:span><text:span text:style-name="Default_20_Paragraph_20_Font"><text:span text:style-name="T1">+#13+'(</text:span></text:span><text:span text:style-name="hps"><text:span text:style-name="T9">ან</text:span></text:span><text:span text:style-name="short_5f_text"><text:span text:style-name="T3"> </text:span></text:span><text:span text:style-name="hps"><text:span text:style-name="T9">დაამატოთ</text:span></text:span><text:span text:style-name="hps"><text:span text:style-name="T3"> </text:span></text:span><text:span text:style-name="hps"><text:span text:style-name="T9">უკვე</text:span></text:span><text:span text:style-name="hps"><text:span text:style-name="T3"> </text:span></text:span><text:span text:style-name="Default_20_Paragraph_20_Font"><text:span text:style-name="T8">გახსნ</text:span></text:span><text:span text:style-name="hps"><text:span text:style-name="T9">ი</text:span></text:span><text:span text:style-name="Default_20_Paragraph_20_Font"><text:span text:style-name="T8">ლებ</text:span></text:span><text:span text:style-name="hps"><text:span text:style-name="T9">ი</text:span></text:span><text:span text:style-name="Default_20_Paragraph_20_Font"><text:span text:style-name="T8">ს</text:span></text:span><text:span text:style-name="hps"><text:span text:style-name="T3"> </text:span></text:span><text:span text:style-name="hps"><text:span text:style-name="T9">სიაში</text:span></text:span><text:span text:style-name="Default_20_Paragraph_20_Font"><text:span text:style-name="T1">)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ფოლდერი</text:span></text:span><text:span text:style-name="Default_20_Paragraph_20_Font"><text:span text:style-name="T8">ს</text:span></text:span><text:span text:style-name="Default_20_Paragraph_20_Font"><text:span text:style-name="T2"> </text:span></text:span><text:span text:style-name="Default_20_Paragraph_20_Font"><text:span text:style-name="T8">გახს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აირჩიეთ</text:span></text:span><text:span text:style-name="Default_20_Paragraph_20_Font"><text:span text:style-name="T2"> </text:span></text:span><text:span text:style-name="Default_20_Paragraph_20_Font"><text:span text:style-name="T8">ფოლდერი</text:span></text:span><text:span text:style-name="Default_20_Paragraph_20_Font"><text:span text:style-name="T2"> </text:span></text:span><text:span text:style-name="Default_20_Paragraph_20_Font"><text:span text:style-name="T8">და</text:span></text:span><text:span text:style-name="Default_20_Paragraph_20_Font"><text:span text:style-name="T2"> </text:span></text:span><text:span text:style-name="Default_20_Paragraph_20_Font"><text:span text:style-name="T8">ატვირთეთ</text:span></text:span><text:span text:style-name="Default_20_Paragraph_20_Font"><text:span text:style-name="T2"> </text:span></text:span><text:span text:style-name="Default_20_Paragraph_20_Font"><text:span text:style-name="T8">ყველა</text:span></text:span><text:span text:style-name="Default_20_Paragraph_20_Font"><text:span text:style-name="T2"> </text:span></text:span><text:span text:style-name="Default_20_Paragraph_20_Font"><text:span text:style-name="T8">მისი</text:span></text:span><text:span text:style-name="Default_20_Paragraph_20_Font"><text:span text:style-name="T2"> </text:span></text:span><text:span text:style-name="Default_20_Paragraph_20_Font"><text:span text:style-name="T8">სურათები</text:span></text:span><text:span text:style-name="Default_20_Paragraph_20_Font"><text:span text:style-name="T6">’</text:span></text:span><text:span text:style-name="Default_20_Paragraph_20_Font"><text:span text:style-name="T1">+#13+'(</text:span></text:span><text:span text:style-name="hps"><text:span text:style-name="T9">ან</text:span></text:span><text:span text:style-name="short_5f_text"><text:span text:style-name="T3"> </text:span></text:span><text:span text:style-name="hps"><text:span text:style-name="T9">დაამატოთ</text:span></text:span><text:span text:style-name="hps"><text:span text:style-name="T3"> </text:span></text:span><text:span text:style-name="hps"><text:span text:style-name="T9">უკვე</text:span></text:span><text:span text:style-name="hps"><text:span text:style-name="T3"> </text:span></text:span><text:span text:style-name="Default_20_Paragraph_20_Font"><text:span text:style-name="T8">გახსნ</text:span></text:span><text:span text:style-name="hps"><text:span text:style-name="T9">ი</text:span></text:span><text:span text:style-name="Default_20_Paragraph_20_Font"><text:span text:style-name="T8">ლებ</text:span></text:span><text:span text:style-name="hps"><text:span text:style-name="T9">ი</text:span></text:span><text:span text:style-name="Default_20_Paragraph_20_Font"><text:span text:style-name="T8">ს</text:span></text:span><text:span text:style-name="hps"><text:span text:style-name="T3"> </text:span></text:span><text:span text:style-name="hps"><text:span text:style-name="T9">სიაში</text:span></text:span><text:span text:style-name="Default_20_Paragraph_20_Font"><text:span text:style-name="T1">)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აირჩიეთ</text:span></text:span><text:span text:style-name="Default_20_Paragraph_20_Font"><text:span text:style-name="T2"> </text:span></text:span><text:span text:style-name="Default_20_Paragraph_20_Font"><text:span text:style-name="T8">ფოლდერი</text:span></text:span><text:span text:style-name="Default_20_Paragraph_20_Font"><text:span text:style-name="T2"> </text:span></text:span><text:span text:style-name="Default_20_Paragraph_20_Font"><text:span text:style-name="T8">და</text:span></text:span><text:span text:style-name="Default_20_Paragraph_20_Font"><text:span text:style-name="T2"> </text:span></text:span><text:span text:style-name="Default_20_Paragraph_20_Font"><text:span text:style-name="T8">ატვირთეთ</text:span></text:span><text:span text:style-name="Default_20_Paragraph_20_Font"><text:span text:style-name="T2"> </text:span></text:span><text:span text:style-name="Default_20_Paragraph_20_Font"><text:span text:style-name="T8">ყველა</text:span></text:span><text:span text:style-name="Default_20_Paragraph_20_Font"><text:span text:style-name="T2"> </text:span></text:span><text:span text:style-name="Default_20_Paragraph_20_Font"><text:span text:style-name="T8">მისი</text:span></text:span><text:span text:style-name="Default_20_Paragraph_20_Font"><text:span text:style-name="T2"> </text:span></text:span><text:span text:style-name="Default_20_Paragraph_20_Font"><text:span text:style-name="T8">სურათები</text:span></text:span><text:span text:style-name="Default_20_Paragraph_20_Font"><text:span text:style-name="T6">’</text:span></text:span><text:span text:style-name="Default_20_Paragraph_20_Font"><text:span text:style-name="T1">+#13+'(</text:span></text:span><text:span text:style-name="hps"><text:span text:style-name="T9">ან</text:span></text:span><text:span text:style-name="short_5f_text"><text:span text:style-name="T3"> </text:span></text:span><text:span text:style-name="hps"><text:span text:style-name="T9">დაამატოთ</text:span></text:span><text:span text:style-name="hps"><text:span text:style-name="T3"> </text:span></text:span><text:span text:style-name="hps"><text:span text:style-name="T9">უკვე</text:span></text:span><text:span text:style-name="hps"><text:span text:style-name="T3"> </text:span></text:span><text:span text:style-name="Default_20_Paragraph_20_Font"><text:span text:style-name="T8">გახსნ</text:span></text:span><text:span text:style-name="hps"><text:span text:style-name="T9">ი</text:span></text:span><text:span text:style-name="Default_20_Paragraph_20_Font"><text:span text:style-name="T8">ლებ</text:span></text:span><text:span text:style-name="hps"><text:span text:style-name="T9">ი</text:span></text:span><text:span text:style-name="Default_20_Paragraph_20_Font"><text:span text:style-name="T8">ს</text:span></text:span><text:span text:style-name="hps"><text:span text:style-name="T3"> </text:span></text:span><text:span text:style-name="hps"><text:span text:style-name="T9">სიაში</text:span></text:span><text:span text:style-name="Default_20_Paragraph_20_Font"><text:span text:style-name="T1">)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იხილე</text:span></text:span><text:span text:style-name="short_5f_text"><text:span text:style-name="T3"> </text:span></text:span><text:span text:style-name="hps"><text:span text:style-name="T9">შერჩეული</text:span></text:span><text:span text:style-name="short_5f_text"><text:span text:style-name="T3"> </text:span></text:span><text:span text:style-name="hps"><text:span text:style-name="T9">გამოსახულებები</text:span></text:span><text:span text:style-name="short_5f_text"><text:span text:style-name="T3"> </text:span></text:span><text:span text:style-name="hps"><text:span text:style-name="T9">უკან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იხილე</text:span></text:span><text:span text:style-name="short_5f_text"><text:span text:style-name="T3"> </text:span></text:span><text:span text:style-name="hps"><text:span text:style-name="T9">შერჩეული</text:span></text:span><text:span text:style-name="short_5f_text"><text:span text:style-name="T3"> </text:span></text:span><text:span text:style-name="hps"><text:span text:style-name="T9">გამოსახულებები</text:span></text:span><text:span text:style-name="short_5f_text"><text:span text:style-name="T3"> </text:span></text:span><text:span text:style-name="hps"><text:span text:style-name="T9">უკან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იხილე</text:span></text:span><text:span text:style-name="short_5f_text"><text:span text:style-name="T3"> </text:span></text:span><text:span text:style-name="hps"><text:span text:style-name="T9">შერჩეული</text:span></text:span><text:span text:style-name="short_5f_text"><text:span text:style-name="T3"> </text:span></text:span><text:span text:style-name="hps"><text:span text:style-name="T9">გამოსახულებები</text:span></text:span><text:span text:style-name="short_5f_text"><text:span text:style-name="T3"> </text:span></text:span><text:span text:style-name="short_5f_text"><text:span text:style-name="T8">წინ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იხილე</text:span></text:span><text:span text:style-name="short_5f_text"><text:span text:style-name="T3"> </text:span></text:span><text:span text:style-name="hps"><text:span text:style-name="T9">შერჩეული</text:span></text:span><text:span text:style-name="short_5f_text"><text:span text:style-name="T3"> </text:span></text:span><text:span text:style-name="hps"><text:span text:style-name="T9">გამოსახულებები</text:span></text:span><text:span text:style-name="short_5f_text"><text:span text:style-name="T3"> </text:span></text:span><text:span text:style-name="short_5f_text"><text:span text:style-name="T8">წინ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8">ბეჭდვ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short_5f_text"><text:span text:style-name="T8">ყველა</text:span></text:span><text:span text:style-name="short_5f_text"><text:span text:style-name="T2"> </text:span></text:span><text:span text:style-name="short_5f_text"><text:span text:style-name="T8">გამოსახულებების</text:span></text:span><text:span text:style-name="short_5f_text"><text:span text:style-name="T2"> </text:span></text:span><text:span text:style-name="short_5f_text"><text:span text:style-name="T8">ბეჭდვა</text:span></text:span><text:span text:style-name="short_5f_text"><text:span text:style-name="T1"> '+#13+'</text:span></text:span><text:span text:style-name="short_5f_text"><text:span text:style-name="T8">შერჩეული</text:span></text:span><text:span text:style-name="short_5f_text"><text:span text:style-name="T2"> </text:span></text:span><text:span text:style-name="short_5f_text"><text:span text:style-name="T8">განლაგებ</text:span></text:span><text:span text:style-name="hps"><text:span text:style-name="T9">ბი</text:span></text:span><text:span text:style-name="Default_20_Paragraph_20_Font"><text:span text:style-name="T8">ს</text:span></text:span><text:span text:style-name="Default_20_Paragraph_20_Font"><text:span text:style-name="T2"> </text:span></text:span><text:span text:style-name="Default_20_Paragraph_20_Font"><text:span text:style-name="T8">მიხედვით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ყველა</text:span></text:span><text:span text:style-name="Default_20_Paragraph_20_Font"><text:span text:style-name="T2"> </text:span></text:span><text:span text:style-name="Default_20_Paragraph_20_Font"><text:span text:style-name="T8">გამოსახულებების</text:span></text:span><text:span text:style-name="Default_20_Paragraph_20_Font"><text:span text:style-name="T2"> </text:span></text:span><text:span text:style-name="Default_20_Paragraph_20_Font"><text:span text:style-name="T8">ბეჭდვა</text:span></text:span><text:span text:style-name="Default_20_Paragraph_20_Font"><text:span text:style-name="T1"> '+#13+'</text:span></text:span><text:span text:style-name="Default_20_Paragraph_20_Font"><text:span text:style-name="T8">შერჩეული</text:span></text:span><text:span text:style-name="Default_20_Paragraph_20_Font"><text:span text:style-name="T2"> </text:span></text:span><text:span text:style-name="Default_20_Paragraph_20_Font"><text:span text:style-name="T8">განლაგებ</text:span></text:span><text:span text:style-name="hps"><text:span text:style-name="T9">ბი</text:span></text:span><text:span text:style-name="Default_20_Paragraph_20_Font"><text:span text:style-name="T8">ს</text:span></text:span><text:span text:style-name="Default_20_Paragraph_20_Font"><text:span text:style-name="T2"> </text:span></text:span><text:span text:style-name="Default_20_Paragraph_20_Font"><text:span text:style-name="T8">მიხედვით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პარამეტრებ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პროგრამის</text:span></text:span><text:span text:style-name="Default_20_Paragraph_20_Font"><text:span text:style-name="T2"> </text:span></text:span><text:span text:style-name="Default_20_Paragraph_20_Font"><text:span text:style-name="T8">პარამეტრების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პროგრამის</text:span></text:span><text:span text:style-name="Default_20_Paragraph_20_Font"><text:span text:style-name="T2"> </text:span></text:span><text:span text:style-name="Default_20_Paragraph_20_Font"><text:span text:style-name="T8">პარამეტრების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პროგრამის</text:span></text:span><text:span text:style-name="Default_20_Paragraph_20_Font"><text:span text:style-name="T2"> </text:span></text:span><text:span text:style-name="Default_20_Paragraph_20_Font"><text:span text:style-name="T8">შესახებ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პროგრამის</text:span></text:span><text:span text:style-name="Default_20_Paragraph_20_Font"><text:span text:style-name="T2"> </text:span></text:span><text:span text:style-name="Default_20_Paragraph_20_Font"><text:span text:style-name="T8">შესახებ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არჩეული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განლაგ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ფურცლის</text:span></text:span><text:span text:style-name="Default_20_Paragraph_20_Font"><text:span text:style-name="T2"> </text:span></text:span><text:span text:style-name="Default_20_Paragraph_20_Font"><text:span text:style-name="T8">ფორმატ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ფურცლის</text:span></text:span><text:span text:style-name="Default_20_Paragraph_20_Font"><text:span text:style-name="T2"> </text:span></text:span><text:span text:style-name="Default_20_Paragraph_20_Font"><text:span text:style-name="T1"><text:s/></text:span></text:span><text:span text:style-name="short_5f_text"><text:span text:style-name="T9">ორიენტაცი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მცირე</text:span></text:span><text:span text:style-name="Default_20_Paragraph_20_Font"><text:span text:style-name="T1"> </text:span></text:span><text:span text:style-name="hps"><text:span text:style-name="T9">არ</text:span></text:span><text:span text:style-name="hps"><text:span text:style-name="T3"> </text:span></text:span><text:span text:style-name="hps"><text:span text:style-name="T9">გაიზარდ</text:span></text:span><text:span text:style-name="Default_20_Paragraph_20_Font"><text:span text:style-name="T8">ოს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9">თუ</text:span></text:span><text:span text:style-name="hps"><text:span text:style-name="T3"> </text:span></text:span><text:span text:style-name="hps"><text:span text:style-name="T9">მონიშვნ</text:span></text:span><text:span text:style-name="hps"><text:span text:style-name="T9">ა</text:span></text:span><text:span text:style-name="hps"><text:span text:style-name="T9">ს</text:span></text:span><text:span text:style-name="hps"><text:span text:style-name="T3"> </text:span></text:span><text:span text:style-name="hps"><text:span text:style-name="T9">მოხსნ</text:span></text:span><text:span text:style-name="hps"><text:span text:style-name="T9">ით</text:span></text:span><text:span text:style-name="hps"><text:span text:style-name="T1"> </text:span></text:span><text:span text:style-name="hps"><text:span text:style-name="T9">მაშინ</text:span></text:span><text:span text:style-name="Default_20_Paragraph_20_Font"><text:span text:style-name="T1"> </text:span></text:span><text:span text:style-name="Default_20_Paragraph_20_Font"><text:span text:style-name="T8">თავიდან</text:span></text:span><text:span text:style-name="Default_20_Paragraph_20_Font"><text:span text:style-name="T2"> </text:span></text:span><text:span text:style-name="Default_20_Paragraph_20_Font"><text:span text:style-name="T8">პატარა</text:span></text:span><text:span text:style-name="Default_20_Paragraph_20_Font"><text:span text:style-name="T2"> </text:span></text:span><text:span text:style-name="Default_20_Paragraph_20_Font"><text:span text:style-name="T8">გამოსახულებები</text:span></text:span><text:span text:style-name="Default_20_Paragraph_20_Font"><text:span text:style-name="T2"> </text:span></text:span><text:span text:style-name="Default_20_Paragraph_20_Font"><text:span text:style-name="T8">იქნება</text:span></text:span><text:span text:style-name="Default_20_Paragraph_20_Font"><text:span text:style-name="T2"> </text:span></text:span><text:span text:style-name="Default_20_Paragraph_20_Font"><text:span text:style-name="T8">გადაჭიმული</text:span></text:span><text:span text:style-name="Default_20_Paragraph_20_Font"><text:span text:style-name="T2"> </text:span></text:span><text:span text:style-name="Default_20_Paragraph_20_Font"><text:span text:style-name="T8">მაქსიმალურად</text:span></text:span><text:span text:style-name="Default_20_Paragraph_20_Font"><text:span text:style-name="T2"> </text:span></text:span><text:span text:style-name="short_5f_text"><text:span text:style-name="T8">შერჩეული</text:span></text:span><text:span text:style-name="short_5f_text"><text:span text:style-name="T2"> </text:span></text:span><text:span text:style-name="short_5f_text"><text:span text:style-name="T8">განლაგებ</text:span></text:span><text:span text:style-name="hps"><text:span text:style-name="T9">ბი</text:span></text:span><text:span text:style-name="Default_20_Paragraph_20_Font"><text:span text:style-name="T8">ს</text:span></text:span><text:span text:style-name="Default_20_Paragraph_20_Font"><text:span text:style-name="T2"> </text:span></text:span><text:span text:style-name="Default_20_Paragraph_20_Font"><text:span text:style-name="T8">მიხედვით</text:span></text:span><text:span text:style-name="Default_20_Paragraph_20_Font"><text:span text:style-name="T4">.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eading_20_1_20_Char"><text:span text:style-name="T3"> </text:span></text:span><text:span text:style-name="hps"><text:span text:style-name="T9">შევს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13">თითოეული</text:span></text:span><text:span text:style-name="Default_20_Paragraph_20_Font"><text:span text:style-name="T18"> </text:span></text:span><text:span text:style-name="hps"><text:span text:style-name="T13">გამოსახულებისთ</text:span></text:span><text:span text:style-name="hps"><text:span text:style-name="T9">ვ</text:span></text:span><text:span text:style-name="Default_20_Paragraph_20_Font"><text:span text:style-name="T8">ის</text:span></text:span><text:span text:style-name="Default_20_Paragraph_20_Font"><text:span text:style-name="T10"> </text:span></text:span><text:span text:style-name="Default_20_Paragraph_20_Font"><text:span text:style-name="T14">ცალკე</text:span></text:span><text:span text:style-name="Default_20_Paragraph_20_Font"><text:span text:style-name="T15"> </text:span></text:span><text:span text:style-name="hps"><text:span text:style-name="T13">გამოთვლა</text:span></text:span><text:span text:style-name="hps"><text:span text:style-name="T17"> </text:span></text:span><text:span text:style-name="Default_20_Paragraph_20_Font"><text:span text:style-name="T14">მისი</text:span></text:span><text:span text:style-name="Default_20_Paragraph_20_Font"><text:span text:style-name="T19"> </text:span></text:span><text:span text:style-name="Default_20_Paragraph_20_Font"><text:span text:style-name="T14">ადგილის</text:span></text:span><text:span text:style-name="Default_20_Paragraph_20_Font"><text:span text:style-name="T19"> </text:span></text:span><text:span text:style-name="Default_20_Paragraph_20_Font"><text:span text:style-name="T14">მთლიანად</text:span></text:span><text:span text:style-name="Default_20_Paragraph_20_Font"><text:span text:style-name="T19"> </text:span></text:span><text:span text:style-name="Default_20_Paragraph_20_Font"><text:span text:style-name="T14">შევსება</text:span></text:span><text:span text:style-name="Default_20_Paragraph_20_Font"><text:span text:style-name="T19"> </text:span></text:span><text:span text:style-name="Default_20_Paragraph_20_Font"><text:span text:style-name="T14">განლაგების</text:span></text:span><text:span text:style-name="Default_20_Paragraph_20_Font"><text:span text:style-name="T16"> </text:span></text:span><text:span text:style-name="Default_20_Paragraph_20_Font"><text:span text:style-name="T14">ჩათვლით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სფერო</text:span></text:span><text:span text:style-name="Default_20_Paragraph_20_Font"><text:span text:style-name="T9">ს</text:span></text:span><text:span text:style-name="Default_20_Paragraph_20_Font"><text:span text:style-name="T6"> </text:span></text:span><text:span text:style-name="Default_20_Paragraph_20_Font"><text:span text:style-name="T9">ზუსტი</text:span></text:span><text:span text:style-name="Default_20_Paragraph_20_Font"><text:span text:style-name="T1"> </text:span></text:span><text:span text:style-name="hps"><text:span text:style-name="T9">მნიშვნელობა</text:span></text:span><text:span text:style-name="hps"><text:span text:style-name="T1"> </text:span></text:span><text:span text:style-name="hps"><text:span text:style-name="T9">დამოკიდებულია</text:span></text:span><text:span text:style-name="hps"><text:span text:style-name="T1"> </text:span></text:span><text:span text:style-name="Default_20_Paragraph_20_Font"><text:span text:style-name="T8">გამოსახულების</text:span></text:span><text:span text:style-name="Default_20_Paragraph_20_Font"><text:span text:style-name="T6"> </text:span></text:span><text:span text:style-name="Default_20_Paragraph_20_Font"><text:span text:style-name="T8">მხარეების</text:span></text:span><text:span text:style-name="Default_20_Paragraph_20_Font"><text:span text:style-name="T6"> </text:span></text:span><text:span text:style-name="Default_20_Paragraph_20_Font"><text:span text:style-name="T8">თანაფარდობას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ფეროები</text:span></text:span><text:span text:style-name="hps"><text:span text:style-name="T9">ს</text:span></text:span><text:span text:style-name="Default_20_Paragraph_20_Font"><text:span text:style-name="T1"> </text:span></text:span><text:span text:style-name="hps"><text:span text:style-name="T9">შორის</text:span></text:span><text:span text:style-name="Default_20_Paragraph_20_Font"><text:span text:style-name="T1">'+#13+'</text:span></text:span><text:span text:style-name="hps"><text:span text:style-name="T9">მინიატურების</text:span></text:span><text:span text:style-name="Default_20_Paragraph_20_Font"><text:span text:style-name="T1">, mm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ფერო</text:span></text:span><text:span text:style-name="Default_20_Paragraph_20_Font"><text:span text:style-name="T9">ს</text:span></text:span><text:span text:style-name="Default_20_Paragraph_20_Font"><text:span text:style-name="T6"> </text:span></text:span><text:span text:style-name="Default_20_Paragraph_20_Font"><text:span text:style-name="T9">ზუსტი</text:span></text:span><text:span text:style-name="Default_20_Paragraph_20_Font"><text:span text:style-name="T1"> </text:span></text:span><text:span text:style-name="hps"><text:span text:style-name="T9">მნიშვნელობა</text:span></text:span><text:span text:style-name="hps"><text:span text:style-name="T1"> </text:span></text:span><text:span text:style-name="hps"><text:span text:style-name="T9">დამოკიდებულია</text:span></text:span><text:span text:style-name="hps"><text:span text:style-name="T1"> </text:span></text:span><text:span text:style-name="Default_20_Paragraph_20_Font"><text:span text:style-name="T8">გამოსახულების</text:span></text:span><text:span text:style-name="Default_20_Paragraph_20_Font"><text:span text:style-name="T6"> </text:span></text:span><text:span text:style-name="Default_20_Paragraph_20_Font"><text:span text:style-name="T8">მხარეების</text:span></text:span><text:span text:style-name="Default_20_Paragraph_20_Font"><text:span text:style-name="T6"> </text:span></text:span><text:span text:style-name="Default_20_Paragraph_20_Font"><text:span text:style-name="T8">თანაფარდობა</text:span></text:span><text:span text:style-name="Default_20_Paragraph_20_Font"><text:span text:style-name="T8">ს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სფერო</text:span></text:span><text:span text:style-name="Default_20_Paragraph_20_Font"><text:span text:style-name="T9">ს</text:span></text:span><text:span text:style-name="Default_20_Paragraph_20_Font"><text:span text:style-name="T6"> </text:span></text:span><text:span text:style-name="Default_20_Paragraph_20_Font"><text:span text:style-name="T9">ზუსტი</text:span></text:span><text:span text:style-name="Default_20_Paragraph_20_Font"><text:span text:style-name="T1"> </text:span></text:span><text:span text:style-name="hps"><text:span text:style-name="T9">მნიშვნელობა</text:span></text:span><text:span text:style-name="hps"><text:span text:style-name="T1"> </text:span></text:span><text:span text:style-name="hps"><text:span text:style-name="T9">დამოკიდებულია</text:span></text:span><text:span text:style-name="hps"><text:span text:style-name="T1"> </text:span></text:span><text:span text:style-name="Default_20_Paragraph_20_Font"><text:span text:style-name="T8">გამოსახულების</text:span></text:span><text:span text:style-name="Default_20_Paragraph_20_Font"><text:span text:style-name="T6"> </text:span></text:span><text:span text:style-name="Default_20_Paragraph_20_Font"><text:span text:style-name="T8">მხარეების</text:span></text:span><text:span text:style-name="Default_20_Paragraph_20_Font"><text:span text:style-name="T6"> </text:span></text:span><text:span text:style-name="Default_20_Paragraph_20_Font"><text:span text:style-name="T8">თანაფარდობას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Default_20_Paragraph_20_Font"><text:span text:style-name="T8">სფერო</text:span></text:span><text:span text:style-name="Default_20_Paragraph_20_Font"><text:span text:style-name="T9">ს</text:span></text:span><text:span text:style-name="Default_20_Paragraph_20_Font"><text:span text:style-name="T6"> </text:span></text:span><text:span text:style-name="Default_20_Paragraph_20_Font"><text:span text:style-name="T9">ზუსტი</text:span></text:span><text:span text:style-name="Default_20_Paragraph_20_Font"><text:span text:style-name="T1"> </text:span></text:span><text:span text:style-name="hps"><text:span text:style-name="T9">მნიშვნელობა</text:span></text:span><text:span text:style-name="hps"><text:span text:style-name="T1"> </text:span></text:span><text:span text:style-name="hps"><text:span text:style-name="T9">დამოკიდებულია</text:span></text:span><text:span text:style-name="hps"><text:span text:style-name="T1"> </text:span></text:span><text:span text:style-name="Default_20_Paragraph_20_Font"><text:span text:style-name="T8">გამოსახულების</text:span></text:span><text:span text:style-name="Default_20_Paragraph_20_Font"><text:span text:style-name="T6"> </text:span></text:span><text:span text:style-name="Default_20_Paragraph_20_Font"><text:span text:style-name="T8">მხარეების</text:span></text:span><text:span text:style-name="Default_20_Paragraph_20_Font"><text:span text:style-name="T6"> </text:span></text:span><text:span text:style-name="Default_20_Paragraph_20_Font"><text:span text:style-name="T8">თანაფარდობას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ვფიქრობ</text:span></text:span><text:span text:style-name="Default_20_Paragraph_20_Font"><text:span text:style-name="T1">...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წრაფი</text:span></text:span><text:span text:style-name="Default_20_Paragraph_20_Font"><text:span text:style-name="T2"> </text:span></text:span><text:span text:style-name="Default_20_Paragraph_20_Font"><text:span text:style-name="T8">ბეჭდვ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ჰორიზონტალური</text:span></text:span><text:span text:style-name="Default_20_Paragraph_20_Font"><text:span text:style-name="T2"> </text:span></text:span><text:span text:style-name="Default_20_Paragraph_20_Font"><text:span text:style-name="T8">ზომ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ვერტიკალური</text:span></text:span><text:span text:style-name="Default_20_Paragraph_20_Font"><text:span text:style-name="T1"> </text:span></text:span><text:span text:style-name="Default_20_Paragraph_20_Font"><text:span text:style-name="T8">ზომ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eading_20_1_20_Char"><text:span text:style-name="T3"> </text:span></text:span><text:span text:style-name="hps"><text:span text:style-name="T9">მიუთითეთ</text:span></text:span><text:span text:style-name="Default_20_Paragraph_20_Font"><text:span text:style-name="T3"> </text:span></text:span><text:span text:style-name="hps"><text:span text:style-name="T9">თქვენი</text:span></text:span><text:span text:style-name="Default_20_Paragraph_20_Font"><text:span text:style-name="T3"> </text:span></text:span><text:span text:style-name="Default_20_Paragraph_20_Font"><text:span text:style-name="T8">ფურცლის</text:span></text:span><text:span text:style-name="Default_20_Paragraph_20_Font"><text:span text:style-name="T6"> </text:span></text:span><text:span text:style-name="hps"><text:span text:style-name="T9">ზომა</text:span></text:span><text:span text:style-name="hps"><text:span text:style-name="T3"> </text:span></text:span><text:span text:style-name="hps"><text:span text:style-name="T9">მილიმეტრებ</text:span></text:span><text:span text:style-name="Default_20_Paragraph_20_Font"><text:span text:style-name="T8">ში</text:span></text:span><text:span text:style-name="Default_20_Paragraph_20_Font"><text:span text:style-name="T1">.'+#13+'</text:span></text:span><text:span text:style-name="Heading_20_1_20_Char"><text:span text:style-name="T3"> </text:span></text:span><text:span text:style-name="hps"><text:span text:style-name="T9">არ</text:span></text:span><text:span text:style-name="hps"><text:span text:style-name="T3"> </text:span></text:span><text:span text:style-name="hps"><text:span text:style-name="T9">არის</text:span></text:span><text:span text:style-name="hps"><text:span text:style-name="T3"> </text:span></text:span><text:span text:style-name="hps"><text:span text:style-name="T9">რეკომენდირებული</text:span></text:span><text:span text:style-name="hps"><text:span text:style-name="T1"> </text:span></text:span><text:span text:style-name="hps"><text:span text:style-name="T9">აღემატებოდეს</text:span></text:span><text:span text:style-name="hps"><text:span text:style-name="T1"> </text:span></text:span><text:span text:style-name="Default_20_Paragraph_20_Font"><text:span text:style-name="T8">თქვენი</text:span></text:span><text:span text:style-name="Default_20_Paragraph_20_Font"><text:span text:style-name="T2"> </text:span></text:span><text:span text:style-name="Default_20_Paragraph_20_Font"><text:span text:style-name="T8">პრინტერი</text:span></text:span><text:span text:style-name="hps"><text:span text:style-name="T9">ს</text:span></text:span><text:span text:style-name="Default_20_Paragraph_20_Font"><text:span text:style-name="T6"> </text:span></text:span><text:span text:style-name="Default_20_Paragraph_20_Font"><text:span text:style-name="T8">ქაღალდი</text:span></text:span><text:span text:style-name="hps"><text:span text:style-name="T9">ს</text:span></text:span><text:span text:style-name="Default_20_Paragraph_20_Font"><text:span text:style-name="T6"> </text:span></text:span><text:span text:style-name="hps"><text:span text:style-name="T9">ზომ</text:span></text:span><text:span text:style-name="Default_20_Paragraph_20_Font"><text:span text:style-name="T8">ა</text:span></text:span><text:span text:style-name="hps"><text:span text:style-name="T9">ს</text:span></text:span><text:span text:style-name="Default_20_Paragraph_20_Font"><text:span text:style-name="T1">.'+#13+'</text:span></text:span><text:span text:style-name="Default_20_Paragraph_20_Font"><text:span text:style-name="T8">გამო</text:span></text:span><text:span text:style-name="Default_20_Paragraph_20_Font"><text:span text:style-name="T8">ი</text:span></text:span><text:span text:style-name="Default_20_Paragraph_20_Font"><text:span text:style-name="T8">ყენე</text:span></text:span><text:span text:style-name="hps"><text:span text:style-name="T9">თ</text:span></text:span><text:span text:style-name="Default_20_Paragraph_20_Font"><text:span text:style-name="T6"> </text:span></text:span><text:span text:style-name="Default_20_Paragraph_20_Font"><text:span text:style-name="T8">პორტრეტი</text:span></text:span><text:span text:style-name="Default_20_Paragraph_20_Font"><text:span text:style-name="T2"> (</text:span></text:span><text:span text:style-name="Default_20_Paragraph_20_Font"><text:span text:style-name="T8">წიგნის</text:span></text:span><text:span text:style-name="Default_20_Paragraph_20_Font"><text:span text:style-name="T2">) </text:span></text:span><text:span text:style-name="Default_20_Paragraph_20_Font"><text:span text:style-name="T8">ორიენტაცია</text:span></text:span><text:span text:style-name="Default_20_Paragraph_20_Font"><text:span text:style-name="T1">.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დაყენ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დაყენ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უარყოფ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უარყოფ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9">ესკიზის</text:span></text:span><text:span text:style-name="hps"><text:span text:style-name="T4"> </text:span></text:span><text:span text:style-name="short_5f_text"><text:span text:style-name="T9">მასშტაბი</text:span></text:span><text:span text:style-name="Default_20_Paragraph_20_Font"><text:span text:style-name="T4"> - </text:span></text:span><text:span text:style-name="Default_20_Paragraph_20_Font"><text:span text:style-name="T8">მხოლოდ</text:span></text:span><text:span text:style-name="Default_20_Paragraph_20_Font"><text:span text:style-name="T2"> </text:span></text:span><text:span text:style-name="Default_20_Paragraph_20_Font"><text:span text:style-name="T8">ეკრანზე</text:span></text:span><text:span text:style-name="Default_20_Paragraph_20_Font"><text:span text:style-name="T4">.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&lt;--</text:span></text:span><text:span text:style-name="Default_20_Paragraph_20_Font"><text:span text:style-name="T8">მხოლოდ</text:span></text:span><text:span text:style-name="Default_20_Paragraph_20_Font"><text:span text:style-name="T1"> </text:span></text:span><text:span text:style-name="Default_20_Paragraph_20_Font"><text:span text:style-name="T8">ციფრები</text:span></text:span><text:span text:style-name="Default_20_Paragraph_20_Font"><text:span text:style-name="T1">! --&gt;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&lt;--</text:span></text:span><text:span text:style-name="Default_20_Paragraph_20_Font"><text:span text:style-name="T8">მხოლოდ</text:span></text:span><text:span text:style-name="Default_20_Paragraph_20_Font"><text:span text:style-name="T1"> </text:span></text:span><text:span text:style-name="Default_20_Paragraph_20_Font"><text:span text:style-name="T8">ციფრები</text:span></text:span><text:span text:style-name="Default_20_Paragraph_20_Font"><text:span text:style-name="T1">!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პრინტერ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გაუქმე</text:span></text:span><text:span text:style-name="Default_20_Paragraph_20_Font"><text:span text:style-name="T8">ბ</text:span></text:span><text:span text:style-name="hps"><text:span text:style-name="T9">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9">ყოველთვის</text:span></text:span><text:span text:style-name="hps"><text:span text:style-name="T3"> </text:span></text:span><text:span text:style-name="hps"><text:span text:style-name="T9">გამოიყენეთ</text:span></text:span><text:span text:style-name="short_5f_text"><text:span text:style-name="T3"> </text:span></text:span><text:span text:style-name="Default_20_Paragraph_20_Font"><text:span text:style-name="T8">ეს</text:span></text:span><text:span text:style-name="Default_20_Paragraph_20_Font"><text:span text:style-name="T5"> </text:span></text:span><text:span text:style-name="hps"><text:span text:style-name="T9">პრინტერი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სტანდარტულად</text:span></text:span><text:span text:style-name="Default_20_Paragraph_20_Font"><text:span text:style-name="T1"> </text:span></text:span><text:span text:style-name="hps"><text:span text:style-name="T9">გამოიყენეთ</text:span></text:span><text:span text:style-name="short_5f_text"><text:span text:style-name="T3"> </text:span></text:span><text:span text:style-name="Default_20_Paragraph_20_Font"><text:span text:style-name="T8">ეს</text:span></text:span><text:span text:style-name="Default_20_Paragraph_20_Font"><text:span text:style-name="T5"> </text:span></text:span><text:span text:style-name="hps"><text:span text:style-name="T9">პრინტერ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აირჩიეთ</text:span></text:span><text:span text:style-name="short_5f_text"><text:span text:style-name="T3"> </text:span></text:span><text:span text:style-name="hps"><text:span text:style-name="T9">პრინტერ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9">პრინტერი</text:span></text:span><text:span text:style-name="short_5f_text"><text:span text:style-name="T3"> </text:span></text:span><text:span text:style-name="hps"><text:span text:style-name="T9">არის</text:span></text:span><text:span text:style-name="hps"><text:span text:style-name="T3"> </text:span></text:span><text:span text:style-name="hps"><text:span text:style-name="T9">არჩეული</text:span></text:span><text:span text:style-name="Default_20_Paragraph_20_Font"><text:span text:style-name="T4"> "'+</text:span></text:span><text:span text:style-name="Default_20_Paragraph_20_Font"><text:span text:style-name="T1">upr</text:span></text:span><text:span text:style-name="Default_20_Paragraph_20_Font"><text:span text:style-name="T4">+'"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hps"><text:span text:style-name="T9">პრინტერი</text:span></text:span><text:span text:style-name="short_5f_text"><text:span text:style-name="T3"> </text:span></text:span><text:span text:style-name="hps"><text:span text:style-name="T9">არის</text:span></text:span><text:span text:style-name="hps"><text:span text:style-name="T3"> </text:span></text:span><text:span text:style-name="hps"><text:span text:style-name="T9">არჩეული</text:span></text:span><text:span text:style-name="Default_20_Paragraph_20_Font"><text:span text:style-name="T4"> "'+</text:span></text:span><text:span text:style-name="Default_20_Paragraph_20_Font"><text:span text:style-name="T1">upr</text:span></text:span><text:span text:style-name="Default_20_Paragraph_20_Font"><text:span text:style-name="T4">+'"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Default_20_Paragraph_20_Font"><text:span text:style-name="T8">გამოსახულება</text:span></text:span><text:span text:style-name="Heading_20_2_20_Char"><text:span text:style-name="T7"> </text:span></text:span><text:span text:style-name="hps"><text:span text:style-name="T9">გაგზავნილია</text:span></text:span><text:span text:style-name="short_5f_text"><text:span text:style-name="T3"> </text:span></text:span><text:span text:style-name="hps"><text:span text:style-name="T9">ბეჭდვაზე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მინიატურ</text:span></text:span><text:span text:style-name="hps"><text:span text:style-name="T9">ის</text:span></text:span><text:span text:style-name="Default_20_Paragraph_20_Font"><text:span text:style-name="T2"> </text:span></text:span><text:span text:style-name="Default_20_Paragraph_20_Font"><text:span text:style-name="T8">ზომა</text:span></text:span><text:span text:style-name="hps"><text:span text:style-name="T9">ის</text:span></text:span><text:span text:style-name="Heading_20_1_20_Char"><text:span text:style-name="T3"> </text:span></text:span><text:span text:style-name="hps"><text:span text:style-name="T9">კორექტირ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მიმდინარე</text:span></text:span><text:span text:style-name="Default_20_Paragraph_20_Font"><text:span text:style-name="T2"> </text:span></text:span><text:span text:style-name="Default_20_Paragraph_20_Font"><text:span text:style-name="T8">სესიის</text:span></text:span><text:span text:style-name="Default_20_Paragraph_20_Font"><text:span text:style-name="T6"> </text:span></text:span><text:span text:style-name="Default_20_Paragraph_20_Font"><text:span text:style-name="T8">შენახვ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შენახული</text:span></text:span><text:span text:style-name="hps"><text:span text:style-name="T1"> </text:span></text:span><text:span text:style-name="Default_20_Paragraph_20_Font"><text:span text:style-name="T8">სესიის</text:span></text:span><text:span text:style-name="Default_20_Paragraph_20_Font"><text:span text:style-name="T6"> </text:span></text:span><text:span text:style-name="hps"><text:span text:style-name="T9">გახს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4">'</text:span></text:span><text:span text:style-name="hps"><text:span text:style-name="T9">ავტომატურად</text:span></text:span><text:span text:style-name="Default_20_Paragraph_20_Font"><text:span text:style-name="T4"> </text:span></text:span><text:span text:style-name="hps"><text:span text:style-name="T9">შენახული</text:span></text:span><text:span text:style-name="hps"><text:span text:style-name="T1"> </text:span></text:span><text:span text:style-name="Default_20_Paragraph_20_Font"><text:span text:style-name="T8">სესიის</text:span></text:span><text:span text:style-name="Default_20_Paragraph_20_Font"><text:span text:style-name="T6"> </text:span></text:span><text:span text:style-name="hps"><text:span text:style-name="T9">გახსნა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ხელმოწერებ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მოკლე</text:span></text:span><text:span text:style-name="Default_20_Paragraph_20_Font"><text:span text:style-name="T2"> </text:span></text:span><text:span text:style-name="Default_20_Paragraph_20_Font"><text:span text:style-name="T8">ხელმოწერები</text:span></text:span><text:span text:style-name="Default_20_Paragraph_20_Font"><text:span text:style-name="T2"> </text:span></text:span><text:span text:style-name="Default_20_Paragraph_20_Font"><text:span text:style-name="T8">სურათების</text:span></text:span><text:span text:style-name="hps"><text:span text:style-name="T9">თ</text:span></text:span><text:span text:style-name="Default_20_Paragraph_20_Font"><text:span text:style-name="T8">ვის</text:span></text:span><text:span text:style-name="Default_20_Paragraph_20_Font"><text:span text:style-name="T1"> 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ჩასვით</text:span></text:span><text:span text:style-name="Default_20_Paragraph_20_Font"><text:span text:style-name="T6"> </text:span></text:span><text:span text:style-name="Default_20_Paragraph_20_Font"><text:span text:style-name="T8">წარწერ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დამოუკიდებელი</text:span></text:span><text:span text:style-name="Default_20_Paragraph_20_Font"><text:span text:style-name="T1">'+#13+'</text:span></text:span><text:span text:style-name="Default_20_Paragraph_20_Font"><text:span text:style-name="T8">ორიენტაცი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ყოველ</text:span></text:span><text:span text:style-name="Default_20_Paragraph_20_Font"><text:span text:style-name="T2"> </text:span></text:span><text:span text:style-name="Default_20_Paragraph_20_Font"><text:span text:style-name="T8">ფურცელს</text:span></text:span><text:span text:style-name="Default_20_Paragraph_20_Font"><text:span text:style-name="T2"> </text:span></text:span><text:span text:style-name="Default_20_Paragraph_20_Font"><text:span text:style-name="T8">შეიძლება</text:span></text:span><text:span text:style-name="Default_20_Paragraph_20_Font"><text:span text:style-name="T2"> </text:span></text:span><text:span text:style-name="Default_20_Paragraph_20_Font"><text:span text:style-name="T8">ჰქონდეს</text:span></text:span><text:span text:style-name="Default_20_Paragraph_20_Font"><text:span text:style-name="T2"> </text:span></text:span><text:span text:style-name="Default_20_Paragraph_20_Font"><text:span text:style-name="T8">მისი</text:span></text:span><text:span text:style-name="Default_20_Paragraph_20_Font"><text:span text:style-name="T2"> </text:span></text:span><text:span text:style-name="Default_20_Paragraph_20_Font"><text:span text:style-name="T8">ორიენტაცი</text:span></text:span><text:span text:style-name="hps"><text:span text:style-name="T9">ა</text:span></text:span><text:span text:style-name="Default_20_Paragraph_20_Font"><text:span text:style-name="T1">'+#13+'</text:span></text:span><text:span text:style-name="Heading_20_2_20_Char"><text:span text:style-name="T7"> </text:span></text:span><text:span text:style-name="hps"><text:span text:style-name="T9">ან</text:span></text:span><text:span text:style-name="hps"><text:span text:style-name="T3"> </text:span></text:span><text:span text:style-name="hps"><text:span text:style-name="T9">როგორც</text:span></text:span><text:span text:style-name="Default_20_Paragraph_20_Font"><text:span text:style-name="T1"> </text:span></text:span><text:span text:style-name="hps"><text:span text:style-name="T9">პირველ</text:span></text:span><text:span text:style-name="hps"><text:span text:style-name="T3"> </text:span></text:span><text:span text:style-name="hps"><text:span text:style-name="T9">ფურცელზე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განლაგ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9">გამეორება</text:span></text:span><text:span text:style-name="hps"><text:span text:style-name="T4"> </text:span></text:span><text:span text:style-name="Default_20_Paragraph_20_Font"><text:span text:style-name="T8">ფურცლის</text:span></text:span><text:span text:style-name="Default_20_Paragraph_20_Font"><text:span text:style-name="T5"> </text:span></text:span><text:span text:style-name="hps"><text:span text:style-name="T9">განლაგება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წაშალე</text:span></text:span><text:span text:style-name="short_5f_text"><text:span text:style-name="T3"> </text:span></text:span><text:span text:style-name="hps"><text:span text:style-name="T9">ეს</text:span></text:span><text:span text:style-name="Default_20_Paragraph_20_Font"><text:span text:style-name="T1"> </text:span></text:span><text:span text:style-name="Default_20_Paragraph_20_Font"><text:span text:style-name="T8">გამოსახულეო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წაშალე</text:span></text:span><text:span text:style-name="Default_20_Paragraph_20_Font"><text:span text:style-name="T1">, </text:span></text:span><text:span text:style-name="Default_20_Paragraph_20_Font"><text:span text:style-name="T8">მაგრამ</text:span></text:span><text:span text:style-name="Default_20_Paragraph_20_Font"><text:span text:style-name="T2"> </text:span></text:span><text:span text:style-name="Default_20_Paragraph_20_Font"><text:span text:style-name="T8">დატოვე</text:span></text:span><text:span text:style-name="Default_20_Paragraph_20_Font"><text:span text:style-name="T2"> </text:span></text:span><text:span text:style-name="Default_20_Paragraph_20_Font"><text:span text:style-name="T8">ეს</text:span></text:span><text:span text:style-name="Default_20_Paragraph_20_Font"><text:span text:style-name="T2"> </text:span></text:span><text:span text:style-name="Default_20_Paragraph_20_Font"><text:span text:style-name="T8">ადგილი</text:span></text:span><text:span text:style-name="Default_20_Paragraph_20_Font"><text:span text:style-name="T2"> </text:span></text:span><text:span text:style-name="Default_20_Paragraph_20_Font"><text:span text:style-name="T8">ცარიელ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ზომ</text:span></text:span><text:span text:style-name="Default_20_Paragraph_20_Font"><text:span text:style-name="T8">ის</text:span></text:span><text:span text:style-name="short_5f_text"><text:span text:style-name="T3"> </text:span></text:span><text:span text:style-name="hps"><text:span text:style-name="T9">კორექტირებ</text:span></text:span><text:span text:style-name="Default_20_Paragraph_20_Font"><text:span text:style-name="T8">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ფაილ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8">ფაილის</text:span></text:span><text:span text:style-name="Default_20_Paragraph_20_Font"><text:span text:style-name="T2"> </text:span></text:span><text:span text:style-name="Default_20_Paragraph_20_Font"><text:span text:style-name="T8">გახს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ფოლდერი</text:span></text:span><text:span text:style-name="Default_20_Paragraph_20_Font"><text:span text:style-name="T8">ს</text:span></text:span><text:span text:style-name="Default_20_Paragraph_20_Font"><text:span text:style-name="T2"> </text:span></text:span><text:span text:style-name="Default_20_Paragraph_20_Font"><text:span text:style-name="T8">გახს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8">ბეჭდვ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ესიის</text:span></text:span><text:span text:style-name="Default_20_Paragraph_20_Font"><text:span text:style-name="T6"> </text:span></text:span><text:span text:style-name="hps"><text:span text:style-name="T9">შენახვ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ესიის</text:span></text:span><text:span text:style-name="Default_20_Paragraph_20_Font"><text:span text:style-name="T6"> </text:span></text:span><text:span text:style-name="Default_20_Paragraph_20_Font"><text:span text:style-name="T8">გახს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გახსნა</text:span></text:span><text:span text:style-name="Default_20_Paragraph_20_Font"><text:span text:style-name="T1"> </text:span></text:span><text:span text:style-name="hps"><text:span text:style-name="T9">ავტო</text:span></text:span><text:span text:style-name="Default_20_Paragraph_20_Font"><text:span text:style-name="T1"> </text:span></text:span><text:span text:style-name="hps"><text:span text:style-name="T9">გადარჩენა</text:span></text:span><text:span text:style-name="Default_20_Paragraph_20_Font"><text:span text:style-name="T1">';</text:span>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გასვლ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Default_20_Paragraph_20_Font"><text:span text:style-name="T11">ნავიგაცი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პარამეტრებ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პროგრამ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პრინტერ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დახმარ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პროგრამის</text:span></text:span><text:span text:style-name="Default_20_Paragraph_20_Font"><text:span text:style-name="T2"> </text:span></text:span><text:span text:style-name="Default_20_Paragraph_20_Font"><text:span text:style-name="T8">შესახებ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ხელმოწერ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ათაურის</text:span></text:span><text:span text:style-name="Default_20_Paragraph_20_Font"><text:span text:style-name="T6"> </text:span></text:span><text:span text:style-name="Default_20_Paragraph_20_Font"><text:span text:style-name="T8">ჩასმ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შესწორ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წაშლ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short_5f_text"><text:span text:style-name="T9">გადატან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წინა</text:span></text:span><text:span text:style-name="hps"><text:span text:style-name="T3"> </text:span></text:span><text:span text:style-name="hps"><text:span text:style-name="T9">გვერდზე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მომდევნო</text:span></text:span><text:span text:style-name="Default_20_Paragraph_20_Font"><text:span text:style-name="T1"> </text:span></text:span><text:span text:style-name="hps"><text:span text:style-name="T9">გვერდზე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1 </text:span></text:span><text:span text:style-name="hps"><text:span text:style-name="T9">ცენტრშ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1 </text:span></text:span><text:span text:style-name="hps"><text:span text:style-name="T9">ზემოდან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ამ</text:span></text:span><text:span text:style-name="short_5f_text"><text:span text:style-name="T3"> </text:span></text:span><text:span text:style-name="hps"><text:span text:style-name="T9">ფოლდერში</text:span></text:span><text:span text:style-name="short_5f_text"><text:span text:style-name="T3">, </text:span></text:span><text:span text:style-name="short_5f_text"><text:span text:style-name="T9">არ</text:span></text:span><text:span text:style-name="short_5f_text"><text:span text:style-name="T3"> </text:span></text:span><text:span text:style-name="short_5f_text"><text:span text:style-name="T9">არსებობს</text:span></text:span><text:span text:style-name="short_5f_text"><text:span text:style-name="T3"> </text:span></text:span><text:span text:style-name="Default_20_Paragraph_20_Font"><text:span text:style-name="T8">შესაფერისი</text:span></text:span><text:span text:style-name="Default_20_Paragraph_20_Font"><text:span text:style-name="T6"> </text:span></text:span><text:span text:style-name="Default_20_Paragraph_20_Font"><text:span text:style-name="T8">გამოსახულების</text:span></text:span><text:span text:style-name="Default_20_Paragraph_20_Font"><text:span text:style-name="T2"> </text:span></text:span><text:span text:style-name="hps"><text:span text:style-name="T9">ფაილი</text:span></text:span><text:span text:style-name="Default_20_Paragraph_20_Font"><text:span text:style-name="T1">.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hps"><text:span text:style-name="T13">თქვ</text:span></text:span><text:span text:style-name="Default_20_Paragraph_20_Font"><text:span text:style-name="T8">ე</text:span></text:span><text:span text:style-name="hps"><text:span text:style-name="T9">ნ</text:span></text:span><text:span text:style-name="Default_20_Paragraph_20_Font"><text:span text:style-name="T4"> </text:span></text:span><text:span text:style-name="Default_20_Paragraph_20_Font"><text:span text:style-name="T8">ფაილის</text:span></text:span><text:span text:style-name="Default_20_Paragraph_20_Font"><text:span text:style-name="T2"> </text:span></text:span><text:span text:style-name="Default_20_Paragraph_20_Font"><text:span text:style-name="T8">გახსნ</text:span></text:span><text:span text:style-name="hps"><text:span text:style-name="T9">ზე</text:span></text:span><text:span text:style-name="Default_20_Paragraph_20_Font"><text:span text:style-name="T12"> </text:span></text:span><text:span text:style-name="hps"><text:span text:style-name="T13">უარი</text:span></text:span><text:span text:style-name="hps"><text:span text:style-name="T18"> </text:span></text:span><text:span text:style-name="hps"><text:span text:style-name="T13">თქვ</text:span></text:span><text:span text:style-name="Default_20_Paragraph_20_Font"><text:span text:style-name="T8">ით</text:span></text:span><text:span text:style-name="Default_20_Paragraph_20_Font"><text:span text:style-name="T4">.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4">'</text:span></text:span><text:span text:style-name="short_5f_text"><text:span text:style-name="T9">ბეჭდვის</text:span></text:span><text:span text:style-name="short_5f_text"><text:span text:style-name="T3"> </text:span></text:span><text:span text:style-name="hps"><text:span text:style-name="T9">ფაილები</text:span></text:span><text:span text:style-name="hps"><text:span text:style-name="T3"> </text:span></text:span><text:span text:style-name="hps"><text:span text:style-name="T9">არ</text:span></text:span><text:span text:style-name="hps"><text:span text:style-name="T3"> </text:span></text:span><text:span text:style-name="hps"><text:span text:style-name="T9">არიან</text:span></text:span><text:span text:style-name="short_5f_text"><text:span text:style-name="T3"> </text:span></text:span><text:span text:style-name="hps"><text:span text:style-name="T9">ჩატვირთული</text:span></text:span><text:span text:style-name="Default_20_Paragraph_20_Font"><text:span text:style-name="T4"> </text:span></text:span><text:span text:style-name="Default_20_Paragraph_20_Font"><text:span text:style-name="T4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ფურცელ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">'From';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ბეჭდ</text:span></text:span><text:span text:style-name="Default_20_Paragraph_20_Font"><text:span text:style-name="T8">ვისთვის</text:span></text:span><text:span text:style-name="Default_20_Paragraph_20_Font"><text:span text:style-name="T6"> </text:span></text:span><text:span text:style-name="Default_20_Paragraph_20_Font"><text:span text:style-name="T8">შესაფერისი</text:span></text:span><text:span text:style-name="Default_20_Paragraph_20_Font"><text:span text:style-name="T6"> </text:span></text:span><text:span text:style-name="Default_20_Paragraph_20_Font"><text:span text:style-name="T8">ფაილები</text:span></text:span><text:span text:style-name="Default_20_Paragraph_20_Font"><text:span text:style-name="T2"> </text:span></text:span><text:span text:style-name="Default_20_Paragraph_20_Font"><text:span text:style-name="T8">არ</text:span></text:span><text:span text:style-name="Default_20_Paragraph_20_Font"><text:span text:style-name="T2"> </text:span></text:span><text:span text:style-name="Default_20_Paragraph_20_Font"><text:span text:style-name="T8">არის</text:span></text:span><text:span text:style-name="Default_20_Paragraph_20_Font"><text:span text:style-name="T2"> </text:span></text:span><text:span text:style-name="Default_20_Paragraph_20_Font"><text:span text:style-name="T8">ნაპოვნ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ფურცელი</text:span></text:span><text:span text:style-name="Default_20_Paragraph_20_Font"><text:span text:style-name="T1"> </text:span></text:span><text:span text:style-name="Default_20_Paragraph_20_Font"><text:span text:style-name="T1"><text:s/>А4 21 х 29.7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ფოტოსურათი</text:span></text:span><text:span text:style-name="Default_20_Paragraph_20_Font"><text:span text:style-name="T1"> 10 х 15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თავისუფალი</text:span></text:span><text:span text:style-name="Default_20_Paragraph_20_Font"><text:span text:style-name="T1"> </text:span></text:span><text:span text:style-name="Default_20_Paragraph_20_Font"><text:span text:style-name="T8">ზომ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Normal"><text:span text:style-name="Default_20_Paragraph_20_Font"><text:span text:style-name="T1">'</text:span></text:span><text:span text:style-name="hps"><text:span text:style-name="T9">პარამეტრებ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hps"><text:span text:style-name="T9">ინტეგრაცი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ღილაკები</text:span></text:span><text:span text:style-name="Default_20_Paragraph_20_Font"><text:span text:style-name="T6"> </text:span></text:span><text:span text:style-name="Default_20_Paragraph_20_Font"><text:span text:style-name="T8">პიქტოგრამები</text:span></text:span><text:span text:style-name="hps"><text:span text:style-name="T9">თ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ავტო</text:span></text:span><text:span text:style-name="Default_20_Paragraph_20_Font"><text:span text:style-name="T2"> </text:span></text:span><text:span text:style-name="Default_20_Paragraph_20_Font"><text:span text:style-name="T8">შენახვა</text:span></text:span><text:span text:style-name="Default_20_Paragraph_20_Font"><text:span text:style-name="T2"> </text:span></text:span><text:span text:style-name="Default_20_Paragraph_20_Font"><text:span text:style-name="T8">გასვლისას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სტანდარტული</text:span></text:span><text:span text:style-name="Default_20_Paragraph_20_Font"><text:span text:style-name="T2"> </text:span></text:span><text:span text:style-name="Default_20_Paragraph_20_Font"><text:span text:style-name="T8">თავდაპირველი</text:span></text:span><text:span text:style-name="Default_20_Paragraph_20_Font"><text:span text:style-name="T2"> </text:span></text:span><text:span text:style-name="Default_20_Paragraph_20_Font"><text:span text:style-name="T8">განლაგება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ჩართვა</text:span></text:span><text:span text:style-name="Default_20_Paragraph_20_Font"><text:span text:style-name="T6"> </text:span></text:span><text:span text:style-name="hps"><text:span text:style-name="T9">ყველა</text:span></text:span><text:span text:style-name="hps"><text:span text:style-name="T3"> </text:span></text:span><text:span text:style-name="hps"><text:span text:style-name="T9">არსებული</text:span></text:span><text:span text:style-name="Default_20_Paragraph_20_Font"><text:span text:style-name="T1">';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'</text:span></text:span><text:span text:style-name="Default_20_Paragraph_20_Font"><text:span text:style-name="T8">ჩართვა</text:span></text:span><text:span text:style-name="Default_20_Paragraph_20_Font"><text:span text:style-name="T1"> root';</text:span></text:span></text:p>
          </table:table-cell>
        </table:table-row>
      </table:table>
      <text:p text:style-name="P1"/>
      <text:p text:style-name="P1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Cambria" svg:font-family="Cambria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auto-update="true" style:default-outline-level="1" style:class="text">
      <style:paragraph-properties fo:hyphenation-ladder-count="no-limit"/>
      <style:text-properties fo:text-transform="uppercase" style:font-name="Trebuchet MS" fo:font-weight="bold" style:letter-kerning="true" style:font-weight-asian="bold" style:font-name-complex="Arial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/>
    </style:style>
    <style:style style:name="Heading_20_3" style:display-name="Heading 3" style:family="paragraph" style:parent-style-name="Normal" style:next-style-name="Normal" style:auto-update="true" style:default-outline-level="3" style:class="text">
      <style:paragraph-properties fo:hyphenation-ladder-count="no-limit" fo:keep-with-next="always"/>
      <style:text-properties style:font-name="Trebuchet MS" style:font-name-complex="Arial" style:font-size-complex="13pt" style:font-weight-complex="bold" fo:hyphenate="false"/>
    </style:style>
    <style:style style:name="Heading_20_4" style:display-name="Heading 4" style:family="paragraph" style:parent-style-name="Normal" style:next-style-name="Normal" style:auto-update="true" style:default-outline-level="4" style:class="text">
      <style:paragraph-properties fo:margin-top="0.106cm" fo:margin-bottom="0.318cm" style:contextual-spacing="false" fo:line-height="125%" fo:text-align="center" style:justify-single-word="false" fo:hyphenation-ladder-count="no-limit"/>
      <style:text-properties fo:text-transform="uppercase" style:font-name="Trebuchet MS" fo:font-size="13pt" fo:language="en" fo:country="GB" fo:font-weight="bold" style:font-size-asian="13pt" style:font-weight-asian="bold" style:font-size-complex="10pt" fo:hyphenate="false"/>
    </style:style>
    <style:style style:name="Normal" style:family="paragraph">
      <style:paragraph-properties fo:hyphenation-ladder-count="no-limit"/>
      <style:text-properties style:font-name="Calibri" fo:font-size="11pt" style:font-name-asian="Calibri" style:font-size-asian="11pt" style:font-name-complex="Calibri" style:font-size-complex="11pt" fo:hyphenate="false"/>
    </style:style>
    <style:style style:name="List_20_Paragraph" style:display-name="List Paragraph" style:family="paragraph" style:parent-style-name="Normal">
      <style:paragraph-properties fo:margin="100%"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style:font-name="Trebuchet MS" fo:font-size="11pt" fo:font-weight="bold" style:letter-kerning="true" style:font-size-asian="11pt" style:font-weight-asian="bold" style:font-name-complex="Arial" style:font-size-complex="11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2_20_Char1" style:display-name="Heading 2 Char1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Trebuchet MS" fo:font-size="11pt" style:font-size-asian="11pt" style:font-name-complex="Arial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text-transform="uppercase" style:font-name="Trebuchet MS" fo:font-size="13pt" fo:language="en" fo:country="GB" fo:font-weight="bold" fo:background-color="transparent" style:font-size-asian="13pt" style:font-weight-asian="bold"/>
    </style:style>
    <style:style style:name="Strong" style:family="text">
      <style:text-properties fo:font-weight="bold" style:font-weight-asian="bold" style:font-name-complex="Times New Roman"/>
    </style:style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alt-edited1" style:family="text" style:parent-style-name="Default_20_Paragraph_20_Font">
      <style:text-properties fo:color="#4d90f0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Calibri" style:font-size-asian="8pt" style:font-name-complex="Tahoma" style:font-size-complex="8pt"/>
    </style:style>
    <style:style style:name="WW_5f_CharOUTLINELVL1" style:display-name="WW_CharOUTLINELVL1" style:family="text">
      <style:text-properties fo:font-variant="normal" fo:text-transform="none" fo:color="#000000" style:text-line-through-style="none" style:text-position="0% 100%" style:font-name="Times New Roman" fo:letter-spacing="normal" fo:font-style="normal" style:text-underline-style="none" fo:font-weight="normal" style:letter-kerning="false" style:font-style-asian="normal" style:font-weight-asian="normal" style:font-name-complex="Times New Roman" style:font-size-complex="0pt" style:font-style-complex="normal" style:font-weight-complex="normal" style:text-emphasize="none" style:text-scale="0%" text:display="true"/>
    </style:style>
    <style:style style:name="WW_5f_CharLFO1LVL1" style:display-name="WW_CharLFO1LVL1" style:family="text">
      <style:text-properties fo:font-variant="normal" fo:text-transform="none" fo:color="#000000" style:text-line-through-style="none" style:text-position="0% 100%" style:font-name="Times New Roman" fo:letter-spacing="normal" fo:font-style="normal" style:text-underline-style="none" fo:font-weight="normal" style:letter-kerning="false" style:font-style-asian="normal" style:font-weight-asian="normal" style:font-name-complex="Times New Roman" style:font-size-complex="0pt" style:font-style-complex="normal" style:font-weight-complex="normal" style:text-emphasize="none" style:text-scale="0%" text:display="true"/>
    </style:style>
    <style:style style:name="WW_5f_CharLFO2LVL1" style:display-name="WW_CharLFO2LVL1" style:family="text">
      <style:text-properties style:font-name="Trebuchet MS" fo:font-size="11pt" fo:font-style="normal" fo:font-weight="bold" style:font-size-asian="11pt" style:font-style-asian="normal" style:font-weight-asian="bold"/>
    </style:style>
    <text:outline-style style:name="Outline">
      <text:outline-level-style text:level="1" text:style-name="WW_5f_CharOUTLINELVL1" style:num-suffix=".0" style:num-format="1">
        <style:list-level-properties text:min-label-width="1.016cm"/>
      </text:outline-level-style>
      <text:outline-level-style text:level="2" style:num-format="">
        <style:list-level-properties/>
      </text:outline-level-style>
      <text:outline-level-style text:level="3" style:num-format="1" text:display-levels="3">
        <style:list-level-properties text:min-label-width="3.683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2cm" fo:page-height="42.005cm" style:num-format="1" style:print-orientation="portrait" fo:margin="1.27cm" fo:margin-top="1.27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alexander.pogosyan</meta:initial-creator>
    <dc:creator>ashkat</dc:creator>
    <meta:creation-date>2013-06-24T06:03:00Z</meta:creation-date>
    <dc:date>2013-06-24T06:03:00Z</dc:date>
    <meta:print-date>2013-06-13T07:06:00Z</meta:print-date>
    <meta:editing-cycles>2</meta:editing-cycles>
    <meta:editing-duration>PT0S</meta:editing-duration>
    <meta:document-statistic meta:table-count="1" meta:image-count="0" meta:object-count="0" meta:page-count="2" meta:paragraph-count="105" meta:word-count="343" meta:character-count="3191" meta:non-whitespace-character-count="2954"/>
    <meta:template xlink:type="simple" xlink:actuate="onRequest" xlink:title="" xlink:href="../../Загрузки/Perevod%20na%20Gruzinski.odt/Normal.dotm"/>
  </office:meta>
</office:document-meta>
</file>